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2740157331138683" text:style-name="L1">
        <text:list-item>
          <text:p text:style-name="P1">intro</text:p>
          <text:list>
            <text:list-item>
              <text:p text:style-name="P1">git est un gestionnaire de versions</text:p>
            </text:list-item>
            <text:list-item>
              <text:p text:style-name="P1">créateur de git = linus torvald</text:p>
            </text:list-item>
            <text:list-item>
              <text:p text:style-name="P1">il a aussi créé le kernel de linux</text:p>
            </text:list-item>
          </text:list>
        </text:list-item>
        <text:list-item>
          <text:p text:style-name="P1">premiers pas</text:p>
          <text:list>
            <text:list-item>
              <text:p text:style-name="P1">qu'est ce que versionner son code ?</text:p>
              <text:list>
                <text:list-item>
                  <text:p text:style-name="P1">problèmes sans versionnage :</text:p>
                  <text:list>
                    <text:list-item>
                      <text:p text:style-name="P1">beaucoup de code → facile de s'y perdre</text:p>
                    </text:list-item>
                    <text:list-item>
                      <text:p text:style-name="P1">code fonctionne un jour et plus du tout le lendemain</text:p>
                    </text:list-item>
                  </text:list>
                </text:list-item>
                <text:list-item>
                  <text:p text:style-name="P1">versionnage</text:p>
                  <text:list>
                    <text:list-item>
                      <text:p text:style-name="P1">garde trace de toute modifs faites sur le code</text:p>
                    </text:list-item>
                    <text:list-item>
                      <text:p text:style-name="P1">chaque trace = commit = modifs d'une part des données</text:p>
                    </text:list-item>
                    <text:list-item>
                      <text:p text:style-name="P1">message récapitulatif associé a chaque commit</text:p>
                    </text:list-item>
                    <text:list-item>
                      <text:p text:style-name="P1">possibilité de retour en arrière après commit si changements néfastes</text:p>
                    </text:list-item>
                    <text:list-item>
                      <text:p text:style-name="P1">message de commit permet de s'y retrouver surtout si on est plusieurs</text:p>
                    </text:list-item>
                    <text:list-item>
                      <text:p text:style-name="P1">donc avantageux seul et quasi-indispensable en équipe</text:p>
                    </text:list-item>
                  </text:list>
                </text:list-item>
              </text:list>
            </text:list-item>
            <text:list-item>
              <text:p text:style-name="P1">git VS autres logiciels de versionning</text:p>
              <text:list>
                <text:list-item>
                  <text:p text:style-name="P1">ex autres logiciels importants</text:p>
                  <text:list>
                    <text:list-item>
                      <text:p text:style-name="P1">SVN (centralisé)</text:p>
                    </text:list-item>
                    <text:list-item>
                      <text:p text:style-name="P1">CVS (centralisé)</text:p>
                    </text:list-item>
                    <text:list-item>
                      <text:p text:style-name="P1">mercurial (distribué)</text:p>
                    </text:list-item>
                    <text:list-item>
                      <text:p text:style-name="P1">bazaar (distribué)</text:p>
                    </text:list-item>
                  </text:list>
                </text:list-item>
                <text:list-item>
                  <text:p text:style-name="P1">plusieurs modèles</text:p>
                  <text:list>
                    <text:list-item>
                      <text:p text:style-name="P1">centralisé</text:p>
                      <text:list>
                        <text:list-item>
                          <text:p text:style-name="P1">tout enregistré uniquement sur serveur</text:p>
                        </text:list-item>
                        <text:list-item>
                          <text:p text:style-name="P1">toute opération passe par lui</text:p>
                        </text:list-item>
                      </text:list>
                    </text:list-item>
                    <text:list-item>
                      <text:p text:style-name="P1">distribué</text:p>
                      <text:list>
                        <text:list-item>
                          <text:p text:style-name="P1">tout le monde a tout sur sa machine</text:p>
                        </text:list-item>
                      </text:list>
                    </text:list-item>
                    <text:list-item>
                      <text:p text:style-name="P1">git</text:p>
                      <text:list>
                        <text:list-item>
                          <text:p text:style-name="P1">centralisé ET distribué à la fois</text:p>
                        </text:list-item>
                        <text:list-item>
                          <text:p text:style-name="P1">tout le monde a les infos sur sa machine</text:p>
                        </text:list-item>
                        <text:list-item>
                          <text:p text:style-name="P1">il y a aussi un serveur avec lequel on se synchronise</text:p>
                        </text:list-item>
                      </text:list>
                    </text:list-item>
                    <text:list-item>
                      <text:p text:style-name="P1">avantages git du coup</text:p>
                      <text:list>
                        <text:list-item>
                          <text:p text:style-name="P1">moins de risques de tout perdre (distribué)</text:p>
                        </text:list-item>
                        <text:list-item>
                          <text:p text:style-name="P1">accélère les opérations (distribué)</text:p>
                        </text:list-item>
                        <text:list-item>
                          <text:p text:style-name="P1">peut travailler sans connexion (distribué)</text:p>
                        </text:list-item>
                        <text:list-item>
                          <text:p text:style-name="P1">facile de se synchroniser (centralisé)</text:p>
                        </text:list-item>
                      </text:list>
                    </text:list-item>
                  </text:list>
                </text:list-item>
              </text:list>
            </text:list-item>
            <text:list-item>
              <text:p text:style-name="P1">installer git</text:p>
              <text:list>
                <text:list-item>
                  <text:p text:style-name="P1">configurer git</text:p>
                  <text:list>
                    <text:list-item>
                      <text:p text:style-name="P1">git config --global user.name nom</text:p>
                    </text:list-item>
                    <text:list-item>
                      <text:p text:style-name="P1">git config --global user.email email</text:p>
                    </text:list-item>
                  </text:list>
                </text:list-item>
                <text:list-item>
                  <text:p text:style-name="P1">obtenir des infos sur git : commande git sans rien</text:p>
                </text:list-item>
              </text:list>
            </text:list-item>
            <text:list-item>
              <text:p text:style-name="P1">premier commit</text:p>
              <text:list>
                <text:list-item>
                  <text:p text:style-name="P1">créer le répertoire ultérieurement utilisé par git : mkdir rep</text:p>
                </text:list-item>
                <text:list-item>
                  <text:p text:style-name="P1">git init dans le rep pour dire a git que c'est lui qu'il faut gérer</text:p>
                </text:list-item>
                <text:list-item>
                  <text:p text:style-name="P1">ajouter fichier</text:p>
                  <text:list>
                    <text:list-item>
                      <text:p text:style-name="P1">touch fic pour créer fichier</text:p>
                    </text:list-item>
                    <text:list-item>
                      <text:p text:style-name="P1">git add ./fic pour ajouter aux fichiers considérés</text:p>
                    </text:list-item>
                    <text:list-item>
                      <text:p text:style-name="P1">git add . pour tout ajouter</text:p>
                    </text:list-item>
                    <text:list-item>
                      <text:p text:style-name="P1"><text:soft-page-break/>git add -A . pour en plus considérer les supressions</text:p>
                    </text:list-item>
                  </text:list>
                </text:list-item>
                <text:list-item>
                  <text:p text:style-name="P1">git commit -am "message"</text:p>
                  <text:list>
                    <text:list-item>
                      <text:p text:style-name="P1">a pour commiter tous les fichiers considérés du répertoire courant</text:p>
                    </text:list-item>
                    <text:list-item>
                      <text:p text:style-name="P1">m pour taper le message de commit direct sans passer par vim</text:p>
                    </text:list-item>
                  </text:list>
                </text:list-item>
              </text:list>
            </text:list-item>
            <text:list-item>
              <text:p text:style-name="P1">lire l'historique des commit</text:p>
              <text:list>
                <text:list-item>
                  <text:p text:style-name="P1">afficher tous les commit avec sha (identifiant commit) auteur date et message de commit : git log du plus récent au plus vieux</text:p>
                </text:list-item>
                <text:list-item>
                  <text:p text:style-name="P1">si on a juste modifié un fichié déjà répertorié par git, git status nous le met en rouge mais il est déjà indexé. du coup pas besoin du add on peut juste faire commit -a (a pour réajouter les fichiers déjà indexés). Du coup à l'inverse quand on créé un nouveau fichier on doit faire add mais on a pas besoin de faire commit -am juste commit -m</text:p>
                </text:list-item>
              </text:list>
            </text:list-item>
            <text:list-item>
              <text:p text:style-name="P1">se positionner sur un commit donné</text:p>
              <text:list>
                <text:list-item>
                  <text:p text:style-name="P1">revenir en arrière : git checkout [sha] (n'efface pas le dernier commit)</text:p>
                </text:list-item>
                <text:list-item>
                  <text:p text:style-name="P1">git checkout master pour revenir sur le dernier commit</text:p>
                </text:list-item>
                <text:list-item>
                  <text:p text:style-name="P1">pour corriger :</text:p>
                  <text:list>
                    <text:list-item>
                      <text:p text:style-name="P1">revenir au master, identifier la dernière zone modifié et chercher erreur</text:p>
                    </text:list-item>
                    <text:list-item>
                      <text:p text:style-name="P1">OU rester au dernier commit qui marchait et tout recommencer</text:p>
                    </text:list-item>
                  </text:list>
                </text:list-item>
              </text:list>
            </text:list-item>
          </text:list>
        </text:list-item>
        <text:list-item>
          <text:p text:style-name="P2">apprendre a utiliser github</text:p>
          <text:list>
            <text:list-item>
              <text:p text:style-name="P2">comprendre les remotes</text:p>
              <text:list>
                <text:list-item>
                  <text:p text:style-name="P2">en vérité, git = juste un gestionnaire de version distribué (sur ? Pas vu comment échanger entre ordis sans serveur jusqu'à maintenant), pas centralisé</text:p>
                </text:list-item>
                <text:list-item>
                  <text:p text:style-name="P2">problèmes : méga dur d'échanger et de rester tous syncro + pas sur pour les données si disque dur crache</text:p>
                </text:list-item>
                <text:list-item>
                  <text:p text:style-name="P2">utiliser un ordi distant sur lequel on copie les données et avec lequel tout le monde se synchronise</text:p>
                </text:list-item>
                <text:list-item>
                  <text:p text:style-name="P2">un tel ordi s'appelle un remote (lointain). Ca peut être un ordi perso ou github...</text:p>
                </text:list-item>
                <text:list-item>
                  <text:p text:style-name="P2">principes avancement travail avec git dans ces nouvelles conditions</text:p>
                  <text:list>
                    <text:list-item>
                      <text:p text:style-name="P2">on écrit le code</text:p>
                    </text:list-item>
                    <text:list-item>
                      <text:p text:style-name="P2">on ajoute les fichiers a l'indexe git de notre ordi</text:p>
                    </text:list-item>
                    <text:list-item>
                      <text:p text:style-name="P2">on commit les changements</text:p>
                    </text:list-item>
                    <text:list-item>
                      <text:p text:style-name="P2">on envoie tout vers le remote</text:p>
                    </text:list-item>
                  </text:list>
                </text:list-item>
              </text:list>
            </text:list-item>
            <text:list-item>
              <text:p text:style-name="P2">github, qu'est ce que c'est ?</text:p>
              <text:list>
                <text:list-item>
                  <text:p text:style-name="P2">github est un service en ligne pour héberger des répertoires git</text:p>
                </text:list-item>
                <text:list-item>
                  <text:p text:style-name="P2">exemple de concurrent a github : bitbucket</text:p>
                </text:list-item>
                <text:list-item>
                  <text:p text:style-name="P2">hébergement gratuit pour les codes sources libres, payant pour les privés</text:p>
                </text:list-item>
                <text:list-item>
                  <text:p text:style-name="P2">environ 15 millions de répertoirs git sur github</text:p>
                </text:list-item>
                <text:list-item>
                  <text:p text:style-name="P2">site de github : github.com</text:p>
                </text:list-item>
                <text:list-item>
                  <text:p text:style-name="P2">a titre informatif</text:p>
                  <text:list>
                    <text:list-item>
                      <text:p text:style-name="P2">catégorie intéressante pour communiquer problèmes : integrated issues tracking</text:p>
                    </text:list-item>
                    <text:list-item>
                      <text:p text:style-name="P2">machin de recherche avec "t" (trouve pas non plus)</text:p>
                    </text:list-item>
                    <text:list-item>
                      <text:p text:style-name="P2">partage de code en ligne : gist</text:p>
                    </text:list-item>
                    <text:list-item>
                      <text:p text:style-name="P2">un pull request est une demande qu'on fait a d'autres développeurs sur des taches a accomplir (ex : je demande a celui chargé de l'interface graphique de me faire un bouton... Enfin je pense)</text:p>
                    </text:list-item>
                  </text:list>
                </text:list-item>
              </text:list>
            </text:list-item>
            <text:list-item>
              <text:p text:style-name="P2">récupérer du code d'un autre répertoire</text:p>
              <text:list>
                <text:list-item>
                  <text:p text:style-name="P2">il s'agit en fait du clonage</text:p>
                </text:list-item>
                <text:list-item>
                  <text:p text:style-name="P2">on peut cloner n'importe quel répertoire git libre de github (enfin je crois)</text:p>
                </text:list-item>
                <text:list-item>
                  <text:p text:style-name="P2">mais on peut pas faire un push sur un truc sur lequel on a pas de droit (je crois)</text:p>
                </text:list-item>
                <text:list-item>
                  <text:p text:style-name="P2">récupérer l'URL d'un répertoire git : lien a droite</text:p>
                </text:list-item>
                <text:list-item>
                  <text:p text:style-name="P2"><text:soft-page-break/>commande linux pour cloner un répertoire git : git clone (url)</text:p>
                </text:list-item>
                <text:list-item>
                  <text:p text:style-name="P2">normal que ça créait un nouveau répertoire : le clonage créé un répertoire du nom du répertoire originel dans celui où on s'est placé</text:p>
                </text:list-item>
              </text:list>
            </text:list-item>
            <text:list-item>
              <text:p text:style-name="P2">créer son premier répertoire</text:p>
              <text:list>
                <text:list-item>
                  <text:p text:style-name="P2">créer un répertoire via github : lien en haut à droite avec le "+"</text:p>
                </text:list-item>
                <text:list-item>
                  <text:p text:style-name="P2">rajouter un read me. Rempli avec les champs de titre et de description</text:p>
                </text:list-item>
                <text:list-item>
                  <text:p text:style-name="P2">ramener ce répertoire sur son propre ordi : copier l'URL https et faire un git clone</text:p>
                </text:list-item>
                <text:list-item>
                  <text:p text:style-name="P2">a titre informatif : on peut le faire en https, mais aussi en SSH</text:p>
                </text:list-item>
                <text:list-item>
                  <text:p text:style-name="P2">C'est mieux SSH entre autres car pas besoin de se logger chaque fois, mais on utilise https pour l'instant car SSH complexe</text:p>
                </text:list-item>
                <text:list-item>
                  <text:p text:style-name="P2">commande pour lire un fichier : cat</text:p>
                </text:list-item>
              </text:list>
            </text:list-item>
            <text:list-item>
              <text:p text:style-name="P2">envoyer son code sur github</text:p>
              <text:list>
                <text:list-item>
                  <text:p text:style-name="P2">commande pour le faire : git push</text:p>
                </text:list-item>
                <text:list-item>
                  <text:p text:style-name="P2">arguments passés (optionnels je pense) : origin master (git push origin master)</text:p>
                </text:list-item>
                <text:list-item>
                  <text:p text:style-name="P2">remarque : peut être pas optionnel car j'ai précisé origine et master avant a git dans les réglages</text:p>
                </text:list-item>
                <text:list-item>
                  <text:p text:style-name="P2">utilité des paramètres</text:p>
                  <text:list>
                    <text:list-item>
                      <text:p text:style-name="P2">premier = remote (machine distante servant a synchroniser) : origin par défaut s'il n'y en a qu'une seule</text:p>
                    </text:list-item>
                    <text:list-item>
                      <text:p text:style-name="P2">deuxième : branche sur laquelle on "pousse". Master = branche courante.</text:p>
                    </text:list-item>
                  </text:list>
                </text:list-item>
                <text:list-item>
                  <text:p text:style-name="P2">consulter les commit via github : onglet "commit"</text:p>
                </text:list-item>
              </text:list>
            </text:list-item>
            <text:list-item>
              <text:p text:style-name="P2">récupérer des modifications</text:p>
              <text:list>
                <text:list-item>
                  <text:p text:style-name="P2">commande pour récupérer des commits faits par un ordi extérieur : git pull</text:p>
                </text:list-item>
                <text:list-item>
                  <text:p text:style-name="P2">modifier un fichier directement en ligne sur github (juste pour info) :</text:p>
                  <text:list>
                    <text:list-item>
                      <text:p text:style-name="P2">petit crayon dessiné quand on visualise le fichier</text:p>
                    </text:list-item>
                  </text:list>
                </text:list-item>
                <text:list-item>
                  <text:p text:style-name="P2">passer deux paramètres supplémentaires pour récupérer (optionnels aussi je pense)</text:p>
                  <text:list>
                    <text:list-item>
                      <text:p text:style-name="P2">origin par défaut pour le remote</text:p>
                    </text:list-item>
                    <text:list-item>
                      <text:p text:style-name="P2">master par défaut pour la branche</text:p>
                    </text:list-item>
                  </text:list>
                </text:list-item>
              </text:list>
            </text:list-item>
          </text:list>
        </text:list-item>
        <text:list-item>
          <text:p text:style-name="P2">collaborer et maîtriser son historique</text:p>
          <text:list>
            <text:list-item>
              <text:p text:style-name="P2">créer des branches</text:p>
              <text:list>
                <text:list-item>
                  <text:p text:style-name="P2">une branche est une divergence de la base de code principale</text:p>
                </text:list-item>
                <text:list-item>
                  <text:p text:style-name="P2">Ca sert à travailler dessus en parralèlle pour faire des tests (par exemple on veut faire une nouvelle version mais on sait pas encore si c'est une bonne idée) pour éventuellement fusionner avec la branche principale après</text:p>
                </text:list-item>
                <text:list-item>
                  <text:p text:style-name="P2">git branche pour demander a git dans quelle branche on se trouve</text:p>
                </text:list-item>
                <text:list-item>
                  <text:p text:style-name="P2">git branche [nouvelle-branche] pour créer une nouvelle branche</text:p>
                </text:list-item>
                <text:list-item>
                  <text:p text:style-name="P2">git checkout [nom-branche] pour changer de branche</text:p>
                </text:list-item>
                <text:list-item>
                  <text:p text:style-name="P2">git checkout -b [nouvelle-branche]</text:p>
                </text:list-item>
              </text:list>
            </text:list-item>
            <text:list-item>
              <text:p text:style-name="P2">fusionner des branches</text:p>
              <text:list>
                <text:list-item>
                  <text:p text:style-name="P2">commande pour fusionner des branches : git merge</text:p>
                </text:list-item>
                <text:list-item>
                  <text:p text:style-name="P2">git merge [une-branche] quand on est situé dans une autre branche branche pour fusionner les deux dans celle dans laquelle on se situe</text:p>
                </text:list-item>
              </text:list>
            </text:list-item>
            <text:list-item>
              <text:p text:style-name="P2">résoudre un conflit</text:p>
              <text:list>
                <text:list-item>
                  <text:p text:style-name="P2">un conflit peut survenir par exemple si avant la fusion il y a eu des modifications de chaque cotés sur un même fichier</text:p>
                </text:list-item>
                <text:list-item>
                  <text:p text:style-name="P2">pendant le merge s'il y a conflit le terminal nous l'indique</text:p>
                </text:list-item>
                <text:list-item>
                  <text:p text:style-name="P2">ça fusionne quand même</text:p>
                </text:list-item>
                <text:list-item>
                  <text:p text:style-name="P2">dans les fichiers où il y a conflit, les deux versions sont présentes textuellement et séparées par une barre horizontale (&lt;&lt;&lt;&lt;&lt;&lt; HEAD – = ce qui vient de la branche où on se situe – en haut, &gt;&gt;&gt;&gt;&gt;&gt; autre-branche en bas)</text:p>
                </text:list-item>
                <text:list-item>
                  <text:p text:style-name="P2"><text:soft-page-break/>il faut corriger à la main, puis commiter possiblement sans l'argument -m et laisser message par défaut si désiré</text:p>
                </text:list-item>
                <text:list-item>
                  <text:p text:style-name="P2">dans le log on voit quand même les commit de chaque branche puis le merge</text:p>
                </text:list-item>
              </text:list>
            </text:list-item>
            <text:list-item>
              <text:p text:style-name="P2">savoir qui a fait une modification</text:p>
              <text:list>
                <text:list-item>
                  <text:p text:style-name="P2">git blame fichier fait lire le fichier et dit qui a fait quoi + date + début dernier sha</text:p>
                </text:list-item>
                <text:list-item>
                  <text:p text:style-name="P2">git show [début-sha] montre exactement ce qu'a fait un commit avec + et -</text:p>
                </text:list-item>
                <text:list-item>
                  <text:p text:style-name="P2"/>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5T21:05:56</meta:creation-date>
    <dc:date>2014-10-13T11:52:31</dc:date>
    <dc:creator>yjfjyf jjku</dc:creator>
    <meta:editing-duration>PT6H56M20S</meta:editing-duration>
    <meta:editing-cycles>112</meta:editing-cycles>
    <meta:generator>OpenOffice/4.0.0$Unix OpenOffice.org_project/400m3$Build-9702</meta:generator>
    <meta:document-statistic meta:table-count="0" meta:image-count="0" meta:object-count="0" meta:page-count="4" meta:paragraph-count="134" meta:word-count="1410" meta:character-count="7447"/>
  </office:meta>
</office:document-meta>
</file>